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" style:family="paragraph" style:parent-style-name="List_20_Paragraph" style:list-style-name="WWNum3">
      <style:paragraph-properties fo:margin-left="1cm" fo:margin-right="0cm" fo:margin-top="0cm" fo:margin-bottom="0.212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9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0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5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6" style:family="paragraph" style:parent-style-name="Standard">
      <style:paragraph-properties fo:margin-top="0.847cm" fo:margin-bottom="0.847cm" loext:contextual-spacing="false" fo:text-align="justify" style:justify-single-word="false"/>
    </style:style>
    <style:style style:name="P17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8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caption">
      <style:paragraph-properties fo:margin-left="0.751cm" fo:margin-right="0cm" fo:text-indent="-0.751cm" style:auto-text-indent="false"/>
    </style:style>
    <style:style style:name="P21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22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8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9pt" style:font-size-asian="9pt" style:font-name-complex="Arial1" style:font-size-complex="11pt"/>
    </style:style>
    <style:style style:name="T1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2" style:family="text">
      <style:text-properties style:font-name="Arial" fo:font-weight="bold" style:font-weight-asian="bold" style:font-name-complex="Arial1"/>
    </style:style>
    <style:style style:name="T13" style:family="text">
      <style:text-properties fo:color="#000000" style:font-name="Arial" style:font-name-complex="Arial1"/>
    </style:style>
    <style:style style:name="T14" style:family="text">
      <style:text-properties fo:color="#000000" style:font-name="Arial" fo:font-weight="bold" style:font-weight-asian="bold" style:font-name-complex="Arial1"/>
    </style:style>
    <style:style style:name="T15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6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7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8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T19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20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1" style:family="text">
      <style:text-properties fo:color="#00000a" style:font-name="Arial" fo:font-size="9pt" style:font-size-asian="9pt" style:font-name-complex="Arial1" style:font-size-complex="9pt"/>
    </style:style>
    <style:style style:name="T22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3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Rapallo, </text:span><text:span text:style-name="T2"><text:time style:data-style-name="N10121" text:time-value="2019-03-27T15:32:05.723035843">27 March 2019</text:time></text:span></text:p>
      <text:p text:style-name="P14"><text:span text:style-name="T2">Prot. ____________NUMERO_PROT.. del _____________</text:span></text:p>
      <text:p text:style-name="P14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10"><text:span text:style-name="T4">[richiedenti.nominativo;block=tbs:row]</text:span></text:p>
            <text:p text:style-name="P10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1"><text:span text:style-name="T4">c/o</text:span></text:p>
          </table:table-cell>
          <table:table-cell table:style-name="Tabella1.A1" office:value-type="string">
            <text:p text:style-name="P10"/>
          </table:table-cell>
        </table:table-row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10"><text:span text:style-name="T4">[progettisti.nominativo;block=tbs:row]</text:span></text:p>
            <text:p text:style-name="P10"><text:span text:style-name="T6">[progettisti.pec]</text:span></text:p>
          </table:table-cell>
        </table:table-row>
      </table:table>
      <text:p text:style-name="P16"><text:span text:style-name="T9">OGGETTO:</text:span><text:span text:style-name="T4"> tipo_pratica] n. </text:span><text:span text:style-name="T9">[numero]</text:span><text:span text:style-name="T4"> </text:span><text:span text:style-name="T10">(da citare nella risposta) </text:span><text:span text:style-name="T4">- Opere: [oggetto] in [ubicazione] –</text:span><text:span text:style-name="T5"> </text:span><text:span text:style-name="T8">Comunicazione di avvio del procedimento SCIA IN SANATORIA art. 37 DPR 380/01 e smi </text:span><text:span text:style-name="T7">– LR 16/08 <text:s/>e smi - L. 241/90 <text:s/>e smi</text:span></text:p>
      <text:p text:style-name="P17"><text:span text:style-name="T13">Ai sensi degli articoli 4, 5, 7 e 8 della Legge 07 agosto 1990 n. 241 e successive modificazioni, dell’art. 37 del DPR 380/01e smi e della Legge Regionale 16 giugno 2008 n. 16 e successive modificazioni, con riferimento alla Segnalazione in oggetto indicata, si comunica quanto segue.</text:span></text:p>
      <text:list xml:id="list126321207" text:style-name="WWNum3">
        <text:list-item>
          <text:p text:style-name="P2"><text:span text:style-name="T13">La pratica è stata acquisita agli atti del Comune di RAPALLO con numero di Protocollo Generale [protocollo]</text:span><text:span text:style-name="T13"><text:database-display text:table-name="" text:table-type="table" text:column-name="NUMERO_PROT"/></text:span><text:span text:style-name="T13"> e registrata presso lo Sportello Unico per l’Edilizia con numero di repertorio </text:span><text:span text:style-name="T14">[numero]</text:span><text:span text:style-name="T13">.</text:span></text:p>
        </text:list-item>
        <text:list-item>
          <text:p text:style-name="P2"><text:span text:style-name="T13">Il Procedimento sarà trattato, per quanto di competenza comunale, dallo Sportello Unico per l’Edilizia (PEC: </text:span><text:span text:style-name="T3">protocollo.comune.rapallo.ge.it</text:span><text:span text:style-name="T13">) dell’AREA RIPARTIZIONE VII – GESTIONE DEL TERRTORIO - ai sensi delle normative sopra indicate</text:span><text:span text:style-name="T2">.</text:span></text:p>
        </text:list-item>
        <text:list-item>
          <text:p text:style-name="P2"><text:span text:style-name="T2">I</text:span><text:span text:style-name="T13">l Responsabile del Procedimento nominato ai sensi della L. 241/90 e smi e DPR 380/01 e smi è: </text:span><text:span text:style-name="T14">[responsabile_procedimento]</text:span><text:span text:style-name="T13">– [telefono_rup] </text:span></text:p>
        </text:list-item>
        <text:list-item>
          <text:p text:style-name="P2"><text:span text:style-name="T2">L’orario di ricevimento del pubblico è il seguente: MARTEDI’ E GIOVEDI’ dalle 8:45 alle 12:00 – su appuntamento </text:span></text:p>
        </text:list-item>
      </text:list>
      <text:p text:style-name="P18"><text:span text:style-name="T2">Si informa che per le opere realizzate dietro presentazione di segnalazione certificata di inizio attività, il progettista e/o il tecnico abilitato asseverante assume la qualità di persona esercente un servizio di pubblica necessità ai sensi degli artt. 359 e 481 del codice penale.</text:span></text:p>
      <text:p text:style-name="P3"/>
      <text:p text:style-name="P4"><text:span text:style-name="T2">Distinti saluti.</text:span></text:p>
      <text:p text:style-name="P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<text:bookmark text:name="_GoBack"/></text:p>
            <text:p text:style-name="P12"/>
            <text:p text:style-name="P12"/>
            <text:p text:style-name="P12"><text:span text:style-name="T2">TIMBRO</text:span></text:p>
            <text:p text:style-name="P12"/>
            <text:p text:style-name="P12"/>
            <text:p text:style-name="P12"/>
            <text:p text:style-name="P12"/>
          </table:table-cell>
          <table:table-cell table:style-name="Tabella3.A1" office:value-type="string">
            <text:p text:style-name="P6"/>
            <text:p text:style-name="P6"/>
            <text:p text:style-name="P12"><text:span text:style-name="T2">Il Dirigente </text:span></text:p>
            <text:p text:style-name="P12"><text:span text:style-name="T2"><text:s/></text:span><text:span text:style-name="T12">Ripartizione VII – Gestione del Territorio –</text:span></text:p>
            <text:p text:style-name="P12"><text:span text:style-name="T2">Ing. Giorgio Ottonello</text:span></text:p>
            <text:p text:style-name="P6"/>
            <text:p text:style-name="P7"/>
          </table:table-cell>
        </table:table-row>
        <table:table-row table:style-name="Tabella3.1">
          <table:table-cell table:style-name="Tabella3.A1" table:number-columns-spanned="2" office:value-type="string">
            <text:p text:style-name="P13"><text:span text:style-name="T11">Ripartizione VII – Gestione del Territorio –</text:span></text:p>
            <text:p text:style-name="P13"><text:span text:style-name="T11">Sportello Unico per l’Edilizia (SUE) </text:span></text:p>
            <text:p text:style-name="P13"><text:span text:style-name="T11">Piazza Molfino 10 – III Piano</text:span></text:p>
            <text:p text:style-name="P1"><text:span text:style-name="T15">Segreteria di Ripartizione: 0185680310 – 0185680413</text:span></text:p>
            <text:h text:style-name="P22" text:outline-level="3"><text:a xlink:type="simple" xlink:href="mailto:PEC:" text:style-name="ListLabel_20_1" text:visited-style-name="ListLabel_20_1"><text:span text:style-name="Internet_20_link"><text:span text:style-name="T16">PEC:</text:span></text:span></text:a><text:span text:style-name="T17"> </text:span><text:a xlink:type="simple" xlink:href="mailto:protocollo.comunerapallo@pec.it" text:style-name="ListLabel_20_2" text:visited-style-name="ListLabel_20_2"><text:span text:style-name="Internet_20_link"><text:span text:style-name="T16">protocollo.comunerapallo@pec.it</text:span></text:span></text:a></text:h>
            <text:h text:style-name="P22" text:outline-level="3"><text:a xlink:type="simple" xlink:href="mailto:edilizia_privata@comune.rapallo.ge.it" text:style-name="ListLabel_20_3" text:visited-style-name="ListLabel_20_3"><text:span text:style-name="Internet_20_link"><text:span text:style-name="T20">edilizia_privata@comune.rapallo.ge.it</text:span></text:span></text:a></text:h>
            <text:h text:style-name="P22" text:outline-level="3"><text:span text:style-name="T21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4" text:visited-style-name="ListLabel_20_4"><text:span text:style-name="Internet_20_link"><text:span text:style-name="MT3">PEC:</text:span></text:span></text:a><text:span text:style-name="MT3"> </text:span><text:a xlink:type="simple" xlink:href="mailto:protocollo.comunerapallo@pec.it" text:style-name="ListLabel_20_5" text:visited-style-name="ListLabel_20_5"><text:span text:style-name="Internet_20_link"><text:span text:style-name="MT3">protocollo.comunerapallo@pec.it</text:span></text:span></text:a></text:h>
              <text:h text:style-name="MP5" text:outline-level="3"><text:a xlink:type="simple" xlink:href="mailto:edilizia_privata@comune.rapallo.ge.it" text:style-name="ListLabel_20_6" text:visited-style-name="ListLabel_20_6"><text:span text:style-name="Internet_20_link"><text:span text:style-name="MT4">edilizia_privata@comune.rapallo.ge.it</text:span></text:span></text:a></text:h>
              <text:p text:style-name="MP4"><text:span text:style-name="MT2"><text:s/></text:span></text:p>
            </table:table-cell>
          </table:table-row>
        </table:table>
        <text:p text:style-name="Header"/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3</meta:editing-cycles>
    <meta:print-date>2010-04-08T12:35:00</meta:print-date>
    <meta:creation-date>2018-10-15T09:59:00</meta:creation-date>
    <dc:date>2018-10-15T10:00:00</dc:date>
    <dc:language>it-IT</dc:language>
    <meta:editing-duration>PT1M</meta:editing-duration>
    <meta:generator>LibreOffice/6.0.7.3$Linux_X86_64 LibreOffice_project/00m0$Build-3</meta:generator>
    <meta:document-statistic meta:table-count="3" meta:image-count="1" meta:object-count="0" meta:page-count="1" meta:paragraph-count="37" meta:word-count="322" meta:character-count="2372" meta:non-whitespace-character-count="20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